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7.29mm"/>
    </style:style>
    <style:style style:name="co4" style:family="table-column">
      <style:table-column-properties fo:break-before="auto" style:column-width="5.52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5.8mm"/>
    </style:style>
    <style:style style:name="co7" style:family="table-column">
      <style:table-column-properties fo:break-before="auto" style:column-width="12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Weather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3" office:value-type="string" calcext:value-type="string">
            <text:p>Threat</text:p>
          </table:table-cell>
          <table:table-cell table:style-name="ce3" office:value-type="string" calcext:value-type="string">
            <text:p>Effect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creases damage of lightning weap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oactive Fo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Infects some units with radioactive deseases with Iron, Chitin or Cryptonite Amo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teorrain</text:p>
          </table:table-cell>
          <table:table-cell office:value-type="string" calcext:value-type="string">
            <text:p>Meium</text:p>
          </table:table-cell>
          <table:table-cell office:value-type="string" calcext:value-type="string">
            <text:p>Deals projectile Damage to any Unit or Build which is hit by an meteroi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reasing movement speed of ground units and reduces fire range of any unit or build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reases firerange of any unit or build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id ra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eals constantly damage to any unit/building except of Xylon or any Unit/Building with Shiel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e ra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eals constantly damage to any unit/building except of Xylon or any Unit/Building with Shield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9:26:26.650775249</meta:creation-date>
    <dc:date>2017-06-21T19:36:34.432992482</dc:date>
    <meta:editing-duration>PT10M6S</meta:editing-duration>
    <meta:editing-cycles>3</meta:editing-cycles>
    <meta:generator>LibreOffice/5.2.5.1$Linux_X86_64 LibreOffice_project/20m0$Build-1</meta:generator>
    <meta:document-statistic meta:table-count="1" meta:cell-count="25" meta:object-count="0"/>
  </office:meta>
</office:document-meta>
</file>